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05da" officeooo:paragraph-rsid="000f05da"/>
    </style:style>
    <style:style style:name="P2" style:family="paragraph" style:parent-style-name="Standard">
      <style:text-properties officeooo:rsid="0010d405" officeooo:paragraph-rsid="0010d68b"/>
    </style:style>
    <style:style style:name="P3" style:family="paragraph" style:parent-style-name="Standard">
      <style:text-properties officeooo:rsid="0012455e" officeooo:paragraph-rsid="0012455e"/>
    </style:style>
    <style:style style:name="P4" style:family="paragraph" style:parent-style-name="Standard">
      <style:text-properties officeooo:rsid="0013321a" officeooo:paragraph-rsid="0013321a"/>
    </style:style>
    <style:style style:name="P5" style:family="paragraph" style:parent-style-name="Standard">
      <style:text-properties officeooo:rsid="0013321a" officeooo:paragraph-rsid="0013321a"/>
    </style:style>
    <style:style style:name="P6" style:family="paragraph" style:parent-style-name="Standard">
      <style:text-properties officeooo:rsid="0014bc3b" officeooo:paragraph-rsid="0014bc3b"/>
    </style:style>
    <style:style style:name="P7" style:family="paragraph" style:parent-style-name="Text_20_body" style:list-style-name="L1"/>
    <style:style style:name="P8" style:family="paragraph" style:parent-style-name="Text_20_body">
      <style:text-properties officeooo:rsid="0013321a" officeooo:paragraph-rsid="0013321a"/>
    </style:style>
    <style:style style:name="P9" style:family="paragraph" style:parent-style-name="Text_20_body" style:list-style-name="L1">
      <style:paragraph-properties fo:margin-top="0in" fo:margin-bottom="0in" loext:contextual-spacing="false"/>
    </style:style>
    <style:style style:name="T1" style:family="text">
      <style:text-properties officeooo:rsid="0010d68b"/>
    </style:style>
    <style:style style:name="T2" style:family="text">
      <style:text-properties officeooo:rsid="0014bc3b"/>
    </style:style>
    <style:style style:name="T3" style:family="text">
      <style:text-properties officeooo:rsid="00174904"/>
    </style:style>
    <style:style style:name="T4" style:family="text">
      <style:text-properties fo:font-weight="bold" officeooo:rsid="00174904"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 Notes</text:p>
      <text:p text:style-name="P1"/>
      <text:p text:style-name="P2">The nucleosynthesis process of heavy elements (&gt;Fe) mainly via r- process, responsible for main contribution of heavy elements in the universe, is not only of special interest for astrophysics but serves also as laboratory for the descirption nuclear reactions. <text:s/>Neutron Stars (NS) are herefore astrophysical objects of extraordinary interest. They are playground to gain profound understanding of nuclear structure under extreme conditions. <text:span text:style-name="T1">The description of neutron stars via the equation of state (EoS) is a challenging undertaking. While astrophysical measurements deliver macroscopic <text:s/>constraints, experiments in the lab <text:s/>constrain model parameters </text:span></text:p>
      <text:p text:style-name="P2"/>
      <text:p text:style-name="P2">Moreover <text:span text:style-name="T1">the stellar collision of NS- so called neutron star mergers- <text:s/>is the origin of the r-process which feeds the abundance of heavy neutron rich nuclei. The r-process requires a profound understanding of nuclear structure and evolution far off stability and is experimentally poorly constrained by observables like fission yields and fission barriers. Moreover it is difficult to perform experiments in the laboratory.</text:span></text:p>
      <text:p text:style-name="P2"/>
      <text:p text:style-name="P3">This work presents the analyses of two significant reaction channels with 12C isotpes:</text:p>
      <text:p text:style-name="P3">12C+12C charge changing and total interaction cross section <text:span text:style-name="T2">via transmission method</text:span></text:p>
      <text:p text:style-name="P3">qfs reaction 12C(p,2p)11B <text:span text:style-name="T2">as experimental tool to unveil the structure of nuclei and promising approach to study dynamics of the r-process by fission via qfs experiment</text:span></text:p>
      <text:p text:style-name="P4">from the commissioning experiment S444 with the R3B setup during the FAIR Phase-0 campaign at GSI. </text:p>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4">Abstract</text:span><text:line-break/></text:p>
      <text:p text:style-name="P8">The nucleosynthesis of heavy elements (A &gt; 56) beyond iron, primarily via the rapid neutron-capture process (r-process), represents one of the most fascinating and complex phenomena in nuclear astrophysics. This process, which is responsible for the majority of heavy element production in the universe, provides a critical interface between astrophysics and nuclear physics, offering a unique "laboratory" to study nuclear reactions and properties far from stability. Neutron stars (NS), with their extreme densities and exotic compositions, are of exceptional interest in this context. These astrophysical objects serve as a natural laboratory to explore nuclear structure under extreme conditions, such as those described by the equation of state (EoS). Understanding the EoS, which governs the macroscopic properties of neutron stars, remains a formidable challenge. While astrophysical observations provide macroscopic constraints on NS models, nuclear experiments in terrestrial laboratories play a vital role in constraining the microscopic nuclear physics parameters embedded within these models.</text:p>
      <text:p text:style-name="Text_20_body">Moreover, neutron star mergers (NSMs), which are stellar collisions involving NSs, are recognized as the primary astrophysical sites for the r-process. These events generate conditions favorable for the production of neutron-rich nuclei, driving the synthesis of heavy elements. A comprehensive understanding of the r-process requires detailed knowledge of nuclear structure and reaction dynamics in regimes far from nuclear stability. However, experimental constraints on critical observables, such as fission yields and fission barriers, are limited due to the challenges associated with producing and studying these neutron-rich nuclei in laboratory settings.</text:p>
      <text:p text:style-name="Text_20_body">This doctoral thesis, titled <text:span text:style-name="Emphasis">"Nuclear Structure Investigations of Light Nuclei with the R3B Experiment"</text:span>, addresses these challenges by presenting the analysis of two key reaction channels using carbon isotopes. These investigations were conducted with the R3B (Reactions with Relativistic Radioactive Beams) setup during the commissioning experiment S444 as part of the FAIR Phase-0 campaign at GSI. Specifically, this work focuses on:</text:p>
      <text:list xml:id="list374675344" text:style-name="L1">
        <text:list-item>
          <text:p text:style-name="P9"><text:span text:style-name="Strong_20_Emphasis">Charge-changing and total interaction cross sections</text:span>: The study of 12C+12C collisions via the transmission method. These measurements provide critical insights into the nuclear structure and reaction mechanisms of light nuclei, which serve as essential benchmarks for understanding nuclear matter in astrophysical environments.</text:p>
        </text:list-item>
        <text:list-item>
          <text:p text:style-name="P7"><text:span text:style-name="Strong_20_Emphasis">Quasi-free scattering (QFS) reactions</text:span>: The investigation of the 12C(p,2p)11B reaction as a tool to probe nuclear structure. This approach demonstrates its potential for studying the dynamics of the r-process through fission in QFS experiments, offering an innovative method to address experimental limitations in current r-process studies.</text:p>
        </text:list-item>
      </text:list>
      <text:p text:style-name="Text_20_body">The results of these analyses contribute to our understanding of the structure of light nuclei and provide critical experimental constraints relevant to nuclear astrophysics. By advancing our knowledge of fundamental nuclear properties and reaction dynamics, this work bridges the gap between laboratory-based nuclear physics and astrophysical processes, shedding light on the origin of heavy elements in the universe.</text:p>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13T11:54:46.201638160</meta:creation-date>
    <dc:date>2025-01-13T14:02:58.286734624</dc:date>
    <meta:editing-duration>PT22M32S</meta:editing-duration>
    <meta:editing-cycles>6</meta:editing-cycles>
    <meta:generator>LibreOffice/6.0.7.3$Linux_X86_64 LibreOffice_project/00m0$Build-3</meta:generator>
    <meta:print-date>2025-01-13T14:00:28.451095682</meta:print-date>
    <meta:document-statistic meta:table-count="0" meta:image-count="0" meta:object-count="0" meta:page-count="2" meta:paragraph-count="14" meta:word-count="672" meta:character-count="4828" meta:non-whitespace-character-count="4164"/>
  </office:meta>
</office:document-meta>
</file>